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1.6" calcext:value-type="float">
            <text:p>11.6</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7" calcext:value-type="float">
            <text:p>11.7</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7.4" calcext:value-type="float">
            <text:p>7.4</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1.1" calcext:value-type="float">
            <text:p>11.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6.3" calcext:value-type="float">
            <text:p>6.3</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5" calcext:value-type="float">
            <text:p>11.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6.1" calcext:value-type="float">
            <text:p>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7.2" calcext:value-type="float">
            <text:p>7.2</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4.4" calcext:value-type="float">
            <text:p>14.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3" calcext:value-type="float">
            <text:p>11.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9.2" calcext:value-type="float">
            <text:p>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2" calcext:value-type="float">
            <text:p>6.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0.3" calcext:value-type="float">
            <text:p>10.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0.1" calcext:value-type="float">
            <text:p>10.1</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1" calcext:value-type="float">
            <text:p>9.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6" calcext:value-type="float">
            <text:p>1.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9.7" calcext:value-type="float">
            <text:p>9.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8.8" calcext:value-type="float">
            <text:p>8.8</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5.1.0.3$Linux_X86_64 LibreOffice_project/</meta:generator>
  </office:meta>
</office:document-meta>
</file>